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1"/>
    <style:style style:name="P79" style:family="paragraph" style:parent-style-name="Standard" style:list-style-name="L70">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T14" style:family="text">
      <style:text-properties fo:color="#cc0000"/>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9">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3.6.0</text:p>
      <text:list xml:id="list6298521123664751389" text:style-name="L71">
        <text:list-item>
          <text:p text:style-name="P78">can fill entries in the Excel spreadsheet: Asteroid Occultation Report Form<text:line-break/><text:line-break/>NOTE: the normal .xls report form that OccultWatch creates and prefills (when requested) during your report to OW ...<text:line-break/><text:line-break/>… <text:span text:style-name="T14">MUST BE CONVERTED TO .xlsx USING Excel for use by PyOTE!</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D/R uncorrected times<text:line-break/>...D/R error bars<text:line-break/>...SNR<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6423137423772577690" text:style-name="L1">
        <text:list-item>
          <text:p text:style-name="P9">fixed another bug in penumbral curve fit and removed diagnostic printouts.<text:line-break/></text:p>
        </text:list-item>
      </text:list>
      <text:p text:style-name="Standard">version 3.5.8</text:p>
      <text:list xml:id="list2461812058094937680" text:style-name="L2">
        <text:list-item>
          <text:p text:style-name="P10">fixed a number of bugs in the penumbral curve fit code<text:line-break/></text:p>
        </text:list-item>
      </text:list>
      <text:p text:style-name="Standard">version 3.5.7</text:p>
      <text:list xml:id="list4691932408573956341" text:style-name="L3">
        <text:list-item>
          <text:p text:style-name="P11">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3210476088568295359" text:style-name="L4">
        <text:list-item>
          <text:p text:style-name="P12">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1161520786258888632" text:style-name="L5">
        <text:list-item>
          <text:p text:style-name="P13">fixed a bug that kept occultations from being extracted from lightcurves 5 and up. The lightcurves above 4 could be viewed --- they just couldn't be processed through the event finder because they were a different type (coding error)<text:line-break/><text:soft-page-break/></text:p>
        </text:list-item>
      </text:list>
      <text:p text:style-name="Standard">version 3.5.4</text:p>
      <text:list xml:id="list2069665486615392358" text:style-name="L6">
        <text:list-item>
          <text:p text:style-name="P14">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6606145613250557209" text:style-name="L7">
        <text:list-item>
          <text:p text:style-name="P15">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1664465801071202680" text:style-name="L8">
        <text:list-item>
          <text:p text:style-name="P16">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5693225468719649216" text:style-name="L9">
        <text:list-item>
          <text:p text:style-name="P17">Added additional references to the North American Excel Spreadsheet report in the new section of the final report that bangs on about the start-of-exposure timing convention.<text:line-break/></text:p>
        </text:list-item>
      </text:list>
      <text:p text:style-name="Standard">version 3.5.0</text:p>
      <text:list xml:id="list5715246811879731259" text:style-name="L10">
        <text:list-item>
          <text:p text:style-name="P18">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8">NEW: when 'trims' have been placed, a 'write csv' process will honor those values and produce a 'trimmed' output file.<text:line-break/></text:p>
        </text:list-item>
        <text:list-item>
          <text:p text:style-name="P18">NEW: when a light curve has been 'normalized', the changed values are written to the data table where, once again, a 'write csv' process will capture the results.<text:line-break/></text:p>
        </text:list-item>
        <text:list-item>
          <text:p text:style-name="P18">Added additional reminders that the start-of-exposure timestamp/timing <text:soft-page-break/>convention is employed.</text:p>
        </text:list-item>
      </text:list>
      <text:p text:style-name="Standard"/>
      <text:p text:style-name="Standard">version 3.4.9</text:p>
      <text:list xml:id="list198526206183970055" text:style-name="L11">
        <text:list-item>
          <text:p text:style-name="P19">Added some explanatory language to the “Excel report” section regarding the proper interpretation of the 'false positive probability' number.<text:line-break/></text:p>
        </text:list-item>
      </text:list>
      <text:p text:style-name="Standard">version 3.4.8</text:p>
      <text:list xml:id="list1501116298687654375" text:style-name="L12">
        <text:list-item>
          <text:p text:style-name="P20">This version deals more realistically with high magDrop lightcurves by defining a 'limiting magDrop' as: <text:line-break/><text:line-break/><text:tab/>limMagDrop = 2.5 * log10( B / std(A) ) <text:line-break/><text:line-break/><text:tab/>std(A) is the noise level of A.</text:p>
          <text:p text:style-name="P20"><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5531422806962307926" text:style-name="L13">
        <text:list-item>
          <text:p text:style-name="P21">Automatically loads the correct version of Adv2<text:line-break/></text:p>
        </text:list-item>
      </text:list>
      <text:p text:style-name="Standard">version 3.4.6</text:p>
      <text:list xml:id="list7502188879833706923" text:style-name="L14">
        <text:list-item>
          <text:p text:style-name="P22">Adds AAV Version 2 file as a type that can be read (important when Do OCR check is enabled)</text:p>
        </text:list-item>
      </text:list>
      <text:p text:style-name="Standard"/>
      <text:p text:style-name="Standard">version 3.4.5</text:p>
      <text:list xml:id="list2037447766016376340" text:style-name="L15">
        <text:list-item>
          <text:p text:style-name="P23">Fixes block integration which was failing when more than 4 lightcurves were being processed.<text:line-break/></text:p>
        </text:list-item>
        <text:list-item>
          <text:p text:style-name="P23">Made use diff and Do OCR checkboxes sticky.<text:line-break/></text:p>
        </text:list-item>
      </text:list>
      <text:p text:style-name="Standard"><text:soft-page-break/>version 3.4.4</text:p>
      <text:list xml:id="list8001751060592200552" text:style-name="L16">
        <text:list-item>
          <text:p text:style-name="P24">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3772677244752796027" text:style-name="L17">
        <text:list-item>
          <text:p text:style-name="P25">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7058856207701406107" text:style-name="L18">
        <text:list-item>
          <text:p text:style-name="P26">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8447006815942625198" text:style-name="L19">
        <text:list-item>
          <text:p text:style-name="P27">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27">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27">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text:soft-page-break/> </text:p>
        </text:list-item>
      </text:list>
      <text:p text:style-name="Standard">version 3.4.0</text:p>
      <text:list xml:id="list6462661857890064025" text:style-name="L20">
        <text:list-item>
          <text:p text:style-name="P28">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4184755636149558637" text:style-name="L21">
        <text:list-item>
          <text:p text:style-name="P29">Automatically installs cv2 if not already present. <text:s/>This package is needed for the new frame view feature.<text:line-break/></text:p>
        </text:list-item>
      </text:list>
      <text:p text:style-name="Standard">version 3.3.8</text:p>
      <text:list xml:id="list8519857104338634739" text:style-name="L22">
        <text:list-item>
          <text:p text:style-name="P30">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6739903061180891965" text:style-name="L23">
        <text:list-item>
          <text:p text:style-name="P31">A new button (View frame) with an associated spinner for entry of a frame number has been added:</text:p>
          <text:p text:style-name="P31"/>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text:soft-page-break/>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text:span><text:span text:style-name="T12">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5713035217044315301" text:style-name="L24">
        <text:list-item>
          <text:p text:style-name="P32">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1410746103831716339" text:style-name="L25">
        <text:list-item>
          <text:p text:style-name="P33">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6684352407412796883" text:style-name="L26">
        <text:list-item>
          <text:p text:style-name="P34">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1324976665959809111" text:style-name="L27">
        <text:list-item>
          <text:p text:style-name="P35">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7957997219541265784" text:style-name="L28">
        <text:list-item>
          <text:p text:style-name="P36">Changed main plot so that the scroll wheel only zooms the x axis.</text:p>
        </text:list-item>
        <text:list-item>
          <text:p text:style-name="P36">Changed lightcurve plot so that it conforms properly to 'start-of-exposure'.<text:line-break/></text:p>
        </text:list-item>
      </text:list>
      <text:p text:style-name="Standard">version 3.2.8</text:p>
      <text:list xml:id="list1797044009691333516" text:style-name="L29">
        <text:list-item>
          <text:p text:style-name="P37">Changed font size in help files --- it was fine for Mac but too big for Win10<text:line-break/></text:p>
        </text:list-item>
      </text:list>
      <text:p text:style-name="Standard">version 3.2.7</text:p>
      <text:list xml:id="list5083164733522517880" text:style-name="L30">
        <text:list-item>
          <text:p text:style-name="P38">Removed the 'hover-for-help' and replaced it with a 'right-click-on-item' to get <text:soft-page-break/>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3659021105752581169" text:style-name="L31">
        <text:list-item>
          <text:p text:style-name="P39">This is a 'cosmetic' release --- there should be NO detectable differences from version 3.2.5 in terms of functionality.</text:p>
        </text:list-item>
        <text:list-item>
          <text:p text:style-name="P39">All python files were brought into compliance with PEP 8 coding standards. <text:s/>Only I care about that.</text:p>
        </text:list-item>
        <text:list-item>
          <text:p text:style-name="P39">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39">All this 'cosmetic' work is in preparation for working on PyOTE issues again.<text:line-break/> </text:p>
        </text:list-item>
      </text:list>
      <text:p text:style-name="Standard">version 3.2.5</text:p>
      <text:list xml:id="list2499681378876752579" text:style-name="L32">
        <text:list-item>
          <text:p text:style-name="P40">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5973380506671961731" text:style-name="L33">
        <text:list-item>
          <text:p text:style-name="P41">Modified the test for newer version to accommodate the different strings returned by pip 18.1 and pip 19.0+</text:p>
        </text:list-item>
        <text:list-item>
          <text:p text:style-name="P41">Added ability to invoke PyOTE from PyMovie with an externally supplied csv file that is automatically opened.<text:line-break/></text:p>
        </text:list-item>
      </text:list>
      <text:p text:style-name="Standard">version 3.2.3</text:p>
      <text:list xml:id="list6840249631717006184" text:style-name="L34">
        <text:list-item>
          <text:p text:style-name="P42">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42">Added support for the PyMovie csv format<text:line-break/></text:p>
        </text:list-item>
      </text:list>
      <text:p text:style-name="Standard">version 3.2.1</text:p>
      <text:list xml:id="list98249233331230946" text:style-name="L35">
        <text:list-item>
          <text:p text:style-name="P43">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text:soft-page-break/>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9016167978082801986" text:style-name="L36">
        <text:list-item>
          <text:p text:style-name="P44">Changed GUI to better align text on min max edit boxes to avoid confusion.<text:line-break/></text:p>
        </text:list-item>
      </text:list>
      <text:p text:style-name="Standard">version 3.1.9</text:p>
      <text:list xml:id="list7188207074933506785" text:style-name="L37">
        <text:list-item>
          <text:p text:style-name="P45">Fixed a bug in the test for a min/max solution search being constrained by a too large min value.<text:line-break/></text:p>
        </text:list-item>
      </text:list>
      <text:p text:style-name="Standard">version 3.1.8</text:p>
      <text:list xml:id="list5412348147776036267" text:style-name="L38">
        <text:list-item>
          <text:p text:style-name="P46">version 3.1.7 was released without an updated version history. <text:s/>Here is what was changed in 3.1.7:<text:line-break/></text:p>
        </text:list-item>
        <text:list-item>
          <text:p text:style-name="P46">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6419998432079542200" text:style-name="L39">
        <text:list-item>
          <text:p text:style-name="P47">Values entered in the Manual Timestamp Entry dialog box are now 'sticky', thus making corrections easy to do without requiring re-entry of all data. </text:p>
          <text:p text:style-name="P47"><text:line-break/>Also trapped is the case where a user has entered a custom frame time but failed to click the radio button indicating that it is to be used.<text:line-break/></text:p>
        </text:list-item>
      </text:list>
      <text:p text:style-name="Standard">version 3.1.5:</text:p>
      <text:list xml:id="list5568515128116330620" text:style-name="L40">
        <text:list-item>
          <text:p text:style-name="P48">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2376487582649500855" text:style-name="L41">
        <text:list-item>
          <text:p text:style-name="P49"><text:soft-page-break/>Fixed error in new dropped reading detection logic when light curve was processed in field mode.<text:line-break/></text:p>
        </text:list-item>
        <text:list-item>
          <text:p text:style-name="P49">Cleaned up some language in tooltips.<text:line-break/></text:p>
        </text:list-item>
      </text:list>
      <text:p text:style-name="Standard">version 3.1.3:</text:p>
      <text:list xml:id="list2643724529504752468" text:style-name="L42">
        <text:list-item>
          <text:p text:style-name="P50">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50">Eliminated the 'entry num' column in the data matrix at the lower left of the GUI. The 'entry num' is unused and a possible source of confusion with the frame or field number for the unwary.<text:line-break/></text:p>
        </text:list-item>
        <text:list-item>
          <text:p text:style-name="P50">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8616091764845967963" text:style-name="L43">
        <text:list-item>
          <text:p text:style-name="P51">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2453185905512483388" text:style-name="L44">
        <text:list-item>
          <text:p text:style-name="P52">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52">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52">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4360168632360061505" text:style-name="L45">
        <text:list-item>
          <text:p text:style-name="P53">Added a Mac version of a pyote startup file. <text:s/>It is automatically placed on the <text:soft-page-break/>Desktop the first time pyote is run. <text:s/>Double-clicking on that Desktop file icon will start pyote thereafter.<text:line-break/> </text:p>
        </text:list-item>
      </text:list>
      <text:p text:style-name="Standard">version 3.0.8:</text:p>
      <text:list xml:id="list440707451119127786" text:style-name="L46">
        <text:list-item>
          <text:p text:style-name="P54">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2701753018759940414" text:style-name="L47">
        <text:list-item>
          <text:p text:style-name="P55">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6070110974217697464" text:style-name="L48">
        <text:list-item>
          <text:p text:style-name="P56">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5640697610255916275" text:style-name="L49">
        <text:list-item>
          <text:p text:style-name="P57">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8230650337813496974" text:style-name="L50">
        <text:list-item>
          <text:p text:style-name="P58">Disable the Accept integration button when user overrides an automatic block analysis with a manual block selection followed by a click on the Block integrate button.<text:line-break/></text:p>
        </text:list-item>
      </text:list>
      <text:p text:style-name="Standard">version 2.1.4:</text:p>
      <text:list xml:id="list5246361062398005937" text:style-name="L51">
        <text:list-item>
          <text:p text:style-name="P59">Corrected a bug that kept manual selection of block integration from being performed after a refusal to accept the automatic block analysis results.<text:line-break/></text:p>
        </text:list-item>
      </text:list>
      <text:p text:style-name="Standard">version 2.1.3:</text:p>
      <text:list xml:id="list8690646917354936637" text:style-name="L52">
        <text:list-item>
          <text:p text:style-name="P60">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2044126791318575088" text:style-name="L53">
        <text:list-item>
          <text:p text:style-name="P61"><text:soft-page-break/>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6545924686572236823" text:style-name="L54">
        <text:list-item>
          <text:p text:style-name="P62">Added progress bar tracking of block integration analysis because it can take an extended amount of time to complete the analysis when the light curve has many points.<text:line-break/></text:p>
        </text:list-item>
      </text:list>
      <text:p text:style-name="Standard">version 2.1.0</text:p>
      <text:list xml:id="list8898788157650548096" text:style-name="L55">
        <text:list-item>
          <text:p text:style-name="P63">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7876755481247440441" text:style-name="L56">
        <text:list-item>
          <text:p text:style-name="P64">Made the selection of Tooltip display 'sticky'</text:p>
        </text:list-item>
        <text:list-item>
          <text:p text:style-name="P64">Duration calculation when D and R span midnight now handled correctly</text:p>
        </text:list-item>
      </text:list>
      <text:p text:style-name="Standard"/>
      <text:p text:style-name="Standard">version 2.0.8</text:p>
      <text:list xml:id="list5118271644742527467" text:style-name="L57">
        <text:list-item>
          <text:p text:style-name="P65">toolTips changed to invoke and display in a custom dialog box that can be moved and resized to better accommodate legacy displays</text:p>
        </text:list-item>
        <text:list-item>
          <text:p text:style-name="P65">Calc flash timing calculation fixed to properly deal with the non-integer frame numbers that can result from field processed csv files</text:p>
        </text:list-item>
        <text:list-item>
          <text:p text:style-name="P65">Flash timing has been verified to work with integrated light curves</text:p>
        </text:list-item>
        <text:list-item>
          <text:p text:style-name="P65">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4899681213033409451" text:style-name="L58">
        <text:list-item>
          <text:p text:style-name="P66">Adds a button to calculate the edge position of an LED timing flash.</text:p>
        </text:list-item>
        <text:list-item>
          <text:p text:style-name="P66">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66">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66">Adds a checkbox to force manual entry of timestamp info. <text:s/>This is useful when OCR on a VTI timed light curve has catastrophic errors. <text:s/>It is always employed <text:soft-page-break/>when using LED flash timing.</text:p>
        </text:list-item>
      </text:list>
      <text:list xml:id="list7687563766516783496" text:style-name="L59">
        <text:list-item>
          <text:p text:style-name="P67">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2045193797797728503" text:style-name="L60">
        <text:list-item>
          <text:p text:style-name="P68">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8179344393412839025" text:style-name="L61">
        <text:list-item>
          <text:p text:style-name="P69">files generated by pyote now contain PYOTE in the filename.<text:line-break/></text:p>
        </text:list-item>
        <text:list-item>
          <text:p text:style-name="P69">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8321210786470807532" text:style-name="L62">
        <text:list-item>
          <text:p text:style-name="P70">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3804780226746724809" text:style-name="L63">
        <text:list-item>
          <text:p text:style-name="P71">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6288276149879547600" text:style-name="L64">
        <text:list-item>
          <text:p text:style-name="P72">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6322414471828563982" text:style-name="L65">
        <text:list-item>
          <text:p text:style-name="P73">improved handling of D and R region selection so that one cannot enter an invalid configuration --- automatic corrections/changes are applied.<text:line-break/></text:p>
        </text:list-item>
        <text:list-item>
          <text:p text:style-name="P73">incorporates a new 'solver' that no longer requires an initial estimation of baseline noise. <text:s/>This 'solver' is also much faster. <text:s/>With this 'solver', the two-pass modification added in version 1.46 is no longer needed.<text:line-break/></text:p>
        </text:list-item>
        <text:list-item>
          <text:p text:style-name="P73">removes unneeded 'analyze noise' buttons and rearranged other buttons to be <text:soft-page-break/>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6961341907845309236" text:style-name="L66">
        <text:list-item>
          <text:p text:style-name="P74">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8141402036775384608" text:style-name="L67">
        <text:list-item>
          <text:p text:style-name="P75">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75">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2628288962991449721" text:style-name="L68">
        <text:list-item>
          <text:p text:style-name="P76">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8070865405084471669" text:style-name="L69">
        <text:list-item>
          <text:p text:style-name="P77"><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77">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77">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77">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8544924876386859962" text:style-name="L70">
        <text:list-item>
          <text:p text:style-name="P79">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10-19T05:54:42</dc:date>
    <meta:editing-cycles>101</meta:editing-cycles>
    <meta:editing-duration>PT21H45M52S</meta:editing-duration>
    <meta:document-statistic meta:table-count="0" meta:image-count="2" meta:object-count="0" meta:page-count="15" meta:paragraph-count="199" meta:word-count="5879" meta:character-count="34337"/>
    <meta:template xlink:type="simple" xlink:actuate="onRequest" xlink:title="" xlink:href="Normal"/>
  </office:meta>
</office:document-meta>
</file>